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margin-left="1.27cm" fo:margin-right="0cm"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>
      <style:text-properties fo:font-size="12pt" officeooo:paragraph-rsid="00177d50" style:font-size-asian="12pt" style:font-size-complex="12pt"/>
    </style:style>
    <style:style style:name="P8" style:family="paragraph" style:parent-style-name="Standard">
      <style:paragraph-properties fo:margin-top="0.423cm" fo:margin-bottom="0.212cm" loext:contextual-spacing="false" fo:line-height="50%"/>
    </style:style>
    <style:style style:name="P9" style:family="paragraph" style:parent-style-name="Standard">
      <style:paragraph-properties fo:margin-top="0.423cm" fo:margin-bottom="0.212cm" loext:contextual-spacing="false" fo:line-height="50%"/>
      <style:text-properties fo:font-size="9pt" style:font-size-asian="9pt" style:font-size-complex="9pt"/>
    </style:style>
    <style:style style:name="P10" style:family="paragraph" style:parent-style-name="Standard" style:master-page-name="">
      <style:paragraph-properties fo:margin-left="-1.667cm" fo:margin-right="0cm" fo:orphans="2" fo:widows="2" fo:text-indent="3.016cm" style:auto-text-indent="false" style:page-number="auto" style:writing-mode="lr-tb"/>
      <style:text-properties fo:font-size="14pt" style:font-size-asian="14pt" style:font-size-complex="14pt"/>
    </style:style>
    <style:style style:name="P11" style:family="paragraph" style:parent-style-name="Standard" style:master-page-name="">
      <style:paragraph-properties fo:margin-left="8.599cm" fo:margin-right="0cm" fo:text-align="start" style:justify-single-word="false" fo:orphans="2" fo:widows="2" fo:text-indent="1.746cm" style:auto-text-indent="false" style:page-number="auto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P12" style:family="paragraph" style:parent-style-name="Standard" style:master-page-name="">
      <style:paragraph-properties fo:margin-left="10.398cm" fo:margin-right="0cm" fo:text-align="start" style:justify-single-word="false" fo:orphans="2" fo:widows="2" fo:text-indent="0cm" style:auto-text-indent="false" style:page-number="auto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margin-left="10.398cm" fo:margin-right="0cm" fo:text-align="start" style:justify-single-word="false" fo:orphans="2" fo:widows="2" fo:text-indent="0cm" style:auto-text-indent="false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P14" style:family="paragraph" style:parent-style-name="Standard">
      <style:text-properties style:use-window-font-color="true" fo:font-size="12pt" style:font-size-asian="12pt" style:font-size-complex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language="en" fo:country="US" officeooo:rsid="00177d50"/>
    </style:style>
    <style:style style:name="T4" style:family="text">
      <style:text-properties fo:language="en" fo:country="US" officeooo:rsid="001a8ba6"/>
    </style:style>
    <style:style style:name="T5" style:family="text">
      <style:text-properties fo:language="en" fo:country="US" officeooo:rsid="001abbfe"/>
    </style:style>
    <style:style style:name="T6" style:family="text">
      <style:text-properties fo:language="en" fo:country="US" officeooo:rsid="001d6dd7"/>
    </style:style>
    <style:style style:name="T7" style:family="text">
      <style:text-properties officeooo:rsid="00177d50"/>
    </style:style>
    <style:style style:name="T8" style:family="text">
      <style:text-properties fo:language="ru" fo:country="RU" officeooo:rsid="00177d50"/>
    </style:style>
    <style:style style:name="T9" style:family="text">
      <style:text-properties fo:language="ru" fo:country="RU" officeooo:rsid="001a8ba6"/>
    </style:style>
    <style:style style:name="T10" style:family="text">
      <style:text-properties fo:language="ru" fo:country="RU" officeooo:rsid="001d6dd7"/>
    </style:style>
    <style:style style:name="T11" style:family="text">
      <style:text-properties officeooo:rsid="001a8ba6"/>
    </style:style>
    <style:style style:name="T12" style:family="text">
      <style:text-properties officeooo:rsid="001abbfe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Начальнику производственного</text:p>
      <text:p text:style-name="P12"><text:s/>управления ООО Лотес ТМ <text:s text:c="2"/></text:p>
      <text:p text:style-name="P13">Непорада Ю.А.</text:p>
      <text:p text:style-name="P2"/>
      <text:p text:style-name="P3">Служебная записка <text:s/><text:span text:style-name="T12">б/н</text:span><text:span text:style-name="T5"> </text:span><text:s text:c="2"/><text:date style:data-style-name="N37" text:date-value="2018-06-14T17:42:49.151999917" text:fixed="true">14.06.18</text:date></text:p>
      <text:p text:style-name="P10"><text:s text:c="3"/>Прошу <text:span text:style-name="T7">дать указание </text:span><text:s/>изготовить опытный образец изделия <text:s/>- <text:span text:style-name="T11">2шт</text:span>.</text:p>
      <text:p text:style-name="Standard"><text:span text:style-name="T2">Применяемость: <text:s text:c="3"/>ТГС </text:span><text:bookmark text:name="_GoBack"/><text:span text:style-name="T2"><text:s/>Н2</text:span></text:p>
      <text:p text:style-name="P4">Наименование: <text:s text:c="4"/><text:span text:style-name="T8">Узел <text:s/>ТГС Н2</text:span> <text:s text:c="2"/>МАВЦ.467291.01<text:span text:style-name="T6">0</text:span> </text:p>
      <text:p text:style-name="P4"/>
      <text:p text:style-name="P4"/>
      <text:p text:style-name="P9"><text:s text:c="79"/></text:p>
      <text:p text:style-name="P8"><text:span text:style-name="T2">Начальник ОРТС <text:s text:c="43"/></text:span><text:span text:style-name="T1">Крысин Ю Д <text:s text:c="17"/>_________</text:span></text:p>
      <text:p text:style-name="P9"><text:s text:c="147"/></text:p>
      <text:p text:style-name="P5"/>
      <text:p text:style-name="P4"/>
      <text:p text:style-name="P4"/>
      <text:p text:style-name="P4"/>
      <text:p text:style-name="P4"/>
      <text:p text:style-name="P4"/>
      <text:p text:style-name="P4">Приложение </text:p>
      <text:p text:style-name="P6">1.Печатная плата 758725.0<text:span text:style-name="T6">28</text:span> <text:s/>…………………………………………. <text:span text:style-name="T4">2</text:span> шт.</text:p>
      <text:p text:style-name="P14">2.Перечень элементов <text:s/><text:span text:style-name="T7">МАВЦ.467291.013ПЭ3………………...</text:span><text:span text:style-name="T6">7</text:span> лист<text:span text:style-name="T10">ов</text:span></text:p>
      <text:p text:style-name="P7">3.Сборочный чертеж <text:s text:c="2"/><text:span text:style-name="T7">МАВЦ.</text:span><text:span text:style-name="T3">467291.01</text:span><text:span text:style-name="T6">0</text:span><text:span text:style-name="T3">СБ</text:span><text:span text:style-name="T7">……………………..3 листа</text:span></text:p>
      <text:p text:style-name="P7">4.Электрическая схема <text:s/><text:span text:style-name="T7">МАВЦ.</text:span><text:span text:style-name="T3">467291.01</text:span><text:span text:style-name="T6">0</text:span><text:span text:style-name="T3">Э3</text:span><text:span text:style-name="T7">…………………..2 листа</text:span><text:span text:style-name="T2"> <text:s text:c="10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font-name-asian="SimSun" style:font-size-asian="11pt" style:language-asian="ru" style:country-asian="RU" style:font-name-complex="Tahoma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ru" style:country-asian="RU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1.27cm" fo:margin-right="0cm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1.249cm" fo:margin-left="1.244cm" fo:margin-right="1.499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</meta:initial-creator>
    <meta:editing-cycles>16</meta:editing-cycles>
    <meta:print-date>2017-11-23T10:11:00</meta:print-date>
    <meta:creation-date>2017-11-23T10:08:00</meta:creation-date>
    <dc:date>2018-06-20T12:56:53.636000000</dc:date>
    <meta:editing-duration>PT1H46M8S</meta:editing-duration>
    <meta:generator>LibreOffice/6.0.1.1$Windows_X86_64 LibreOffice_project/60bfb1526849283ce2491346ed2aa51c465abfe6</meta:generator>
    <meta:document-statistic meta:table-count="0" meta:image-count="0" meta:object-count="0" meta:page-count="1" meta:paragraph-count="15" meta:word-count="54" meta:character-count="894" meta:non-whitespace-character-count="436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